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ucida Grande" svg:font-family="Lucida Grande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Lucida Grande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tfautohint (v1.3) -l 8 -r 24 -G 200 -x 12 -H 50 -D deva -f latn -m "" -w g -X "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